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2.6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93cm"/>
    </style:style>
    <style:style style:name="co7" style:family="table-column">
      <style:table-column-properties fo:break-before="auto" style:column-width="3.459cm"/>
    </style:style>
    <style:style style:name="ro1" style:family="table-row">
      <style:table-row-properties style:row-height="0.697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Red_20_Background">
      <style:table-cell-properties style:cell-protect="protected" style:print-content="true" fo:border="0.31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Blue_20_Background">
      <style:table-cell-properties style:cell-protect="protected" style:print-content="true" fo:border="0.31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Yellow_20_Background">
      <style:table-cell-properties style:cell-protect="protected" style:print-content="true" fo:border="0.31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dddddd" style:cell-protect="protected" style:print-content="true" fo:border-left="0.31pt solid #000000" fo:border-right="0.06pt solid #000000" fo:border-top="0.31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cell-protect="none" style:print-content="true" fo:border-left="0.31pt solid #000000" fo:border-right="0.06pt solid #000000" fo:border-top="0.31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7" style:family="table-cell" style:parent-style-name="Default">
      <style:table-cell-properties fo:border-bottom="0.06pt solid #000000" style:cell-protect="none" style:print-content="true" fo:border-left="0.31pt solid #000000" fo:border-right="0.06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8" style:family="table-cell" style:parent-style-name="Default">
      <style:table-cell-properties fo:border-bottom="0.31pt solid #000000" style:cell-protect="none" style:print-content="true" fo:border-left="0.31pt solid #000000" fo:border-right="0.06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protected" style:print-content="true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cell-protect="none" style:print-content="true"/>
    </style:style>
    <style:style style:name="ce12" style:family="table-cell" style:parent-style-name="Default">
      <style:table-cell-properties style:cell-protect="protected" style:print-content="true" fo:border="0.31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dddddd" style:cell-protect="protected" style:print-content="true" fo:border-left="0.06pt solid #000000" fo:border-right="0.06pt solid #000000" fo:border-top="0.31pt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0.06pt solid #000000" style:cell-protect="none" style:print-content="true" fo:border-left="0.06pt solid #000000" fo:border-right="0.06pt solid #000000" fo:border-top="0.31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15" style:family="table-cell" style:parent-style-name="Default" style:data-style-name="N2">
      <style:table-cell-properties style:cell-protect="none" style:print-content="true" fo:border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16" style:family="table-cell" style:parent-style-name="Default" style:data-style-name="N2">
      <style:table-cell-properties style:cell-protect="none" style:print-content="true" fo:border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17" style:family="table-cell" style:parent-style-name="Default" style:data-style-name="N2">
      <style:table-cell-properties style:cell-protect="none" style:print-content="true" fo:border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18" style:family="table-cell" style:parent-style-name="Default" style:data-style-name="N2">
      <style:table-cell-properties style:cell-protect="none" style:print-content="true" fo:border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19" style:family="table-cell" style:parent-style-name="Default" style:data-style-name="N2">
      <style:table-cell-properties style:cell-protect="none" style:print-content="true" fo:border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20" style:family="table-cell" style:parent-style-name="Default" style:data-style-name="N2">
      <style:table-cell-properties fo:border-bottom="0.31pt solid #000000" style:cell-protect="none" style:print-content="true" fo:border-left="0.06pt solid #000000" fo:border-right="0.06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21" style:family="table-cell" style:parent-style-name="Red_20_Background">
      <style:table-cell-properties style:cell-protect="protected" style:print-content="true" fo:border="0.31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Blue_20_Background">
      <style:table-cell-properties style:cell-protect="protected" style:print-content="true" fo:border="0.31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Yellow_20_Background">
      <style:table-cell-properties style:cell-protect="protected" style:print-content="true" fo:border="0.31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protected" style:print-content="true"/>
    </style:style>
    <style:style style:name="ce25" style:family="table-cell" style:parent-style-name="Default" style:data-style-name="N2">
      <style:table-cell-properties fo:border-bottom="0.06pt solid #000000" style:cell-protect="none" style:print-content="true" fo:border-left="0.06pt solid #000000" fo:border-right="0.31pt solid #000000" fo:border-top="0.31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26" style:family="table-cell" style:parent-style-name="Default" style:data-style-name="N2">
      <style:table-cell-properties fo:border-bottom="0.06pt solid #000000" style:cell-protect="none" style:print-content="true" fo:border-left="0.06pt solid #000000" fo:border-right="0.31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27" style:family="table-cell" style:parent-style-name="Default" style:data-style-name="N2">
      <style:table-cell-properties fo:border-bottom="0.06pt solid #000000" style:cell-protect="none" style:print-content="true" fo:border-left="0.06pt solid #000000" fo:border-right="0.31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28" style:family="table-cell" style:parent-style-name="Default" style:data-style-name="N2">
      <style:table-cell-properties fo:border-bottom="0.06pt solid #000000" style:cell-protect="none" style:print-content="true" fo:border-left="0.06pt solid #000000" fo:border-right="0.31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29" style:family="table-cell" style:parent-style-name="Default" style:data-style-name="N2">
      <style:table-cell-properties fo:border-bottom="0.06pt solid #000000" style:cell-protect="none" style:print-content="true" fo:border-left="0.06pt solid #000000" fo:border-right="0.31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30" style:family="table-cell" style:parent-style-name="Default" style:data-style-name="N2">
      <style:table-cell-properties fo:border-bottom="0.06pt solid #000000" style:cell-protect="none" style:print-content="true" fo:border-left="0.06pt solid #000000" fo:border-right="0.31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31" style:family="table-cell" style:parent-style-name="Default" style:data-style-name="N2">
      <style:table-cell-properties fo:border-bottom="0.31pt solid #000000" style:cell-protect="none" style:print-content="true" fo:border-left="0.06pt solid #000000" fo:border-right="0.31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32" style:family="table-cell" style:parent-style-name="Default">
      <style:table-cell-properties style:cell-protect="protected" style:print-content="true" fo:border="0.31pt solid #000000"/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ce33" style:family="table-cell" style:parent-style-name="Default">
      <style:table-cell-properties style:cell-protect="protected" style:print-content="true"/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ce34" style:family="table-cell" style:parent-style-name="Default" style:data-style-name="N2">
      <style:table-cell-properties fo:border-bottom="0.06pt solid #000000" fo:border-left="0.31pt solid #000000" fo:border-right="0.06pt solid #000000" fo:border-top="0.31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35" style:family="table-cell" style:parent-style-name="Default" style:data-style-name="N2">
      <style:table-cell-properties fo:border-bottom="0.06pt solid #000000" fo:border-left="0.31pt solid #000000" fo:border-right="0.06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36" style:family="table-cell" style:parent-style-name="Default" style:data-style-name="N2">
      <style:table-cell-properties fo:border-bottom="0.31pt solid #000000" fo:border-left="0.31pt solid #000000" fo:border-right="0.06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37" style:family="table-cell" style:parent-style-name="Default">
      <style:table-cell-properties fo:border-bottom="0.06pt solid #000000" fo:border-left="0.06pt solid #000000" fo:border-right="0.06pt solid #000000" fo:border-top="0.31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38" style:family="table-cell" style:parent-style-name="Default">
      <style:table-cell-properties fo:border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39" style:family="table-cell" style:parent-style-name="Default">
      <style:table-cell-properties fo:border-bottom="0.31pt solid #000000" fo:border-left="0.06pt solid #000000" fo:border-right="0.06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40" style:family="table-cell" style:parent-style-name="Default" style:data-style-name="N2">
      <style:table-cell-properties fo:border-bottom="0.06pt solid #000000" fo:border-left="0.06pt solid #000000" fo:border-right="0.06pt solid #000000" fo:border-top="0.31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41" style:family="table-cell" style:parent-style-name="Default" style:data-style-name="N2">
      <style:table-cell-properties fo:border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42" style:family="table-cell" style:parent-style-name="Default" style:data-style-name="N2">
      <style:table-cell-properties fo:border-bottom="0.31pt solid #000000" fo:border-left="0.06pt solid #000000" fo:border-right="0.06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43" style:family="table-cell" style:parent-style-name="Default">
      <style:table-cell-properties fo:border-bottom="0.06pt solid #000000" fo:background-color="#dddddd" style:cell-protect="protected" style:print-content="true" fo:border-left="0.06pt solid #000000" fo:border-right="0.31pt solid #000000" fo:border-top="0.31pt solid #000000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fo:border-bottom="0.06pt solid #000000" fo:border-left="0.06pt solid #000000" fo:border-right="0.31pt solid #000000" fo:border-top="0.31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45" style:family="table-cell" style:parent-style-name="Default" style:data-style-name="N1">
      <style:table-cell-properties fo:border-bottom="0.06pt solid #000000" fo:border-left="0.06pt solid #000000" fo:border-right="0.31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46" style:family="table-cell" style:parent-style-name="Default" style:data-style-name="N1">
      <style:table-cell-properties fo:border-bottom="0.31pt solid #000000" fo:border-left="0.06pt solid #000000" fo:border-right="0.31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otected="true">
        <table:table-protection table:select-unprotected-cells="tru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<text:span text:style-name="T1">st</text:span> Place</text:p>
          </table:table-cell>
          <table:covered-table-cell table:style-name="ce12"/>
          <table:table-cell table:style-name="ce21" table:formula="of:=OFFSET([.$A$6]; MATCH(1;[.$F$6:.$F$52];0) - 1; 0)" office:value-type="float" office:value="0" calcext:value-type="float" table:number-columns-spanned="6" table:number-rows-spanned="1">
            <text:p>0</text:p>
          </table:table-cell>
          <table:covered-table-cell table:style-name="ce12"/>
          <table:covered-table-cell table:style-name="ce32"/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2<text:span text:style-name="T1">nd</text:span> Place</text:p>
          </table:table-cell>
          <table:covered-table-cell table:style-name="ce12"/>
          <table:table-cell table:style-name="ce22" table:formula="of:=OFFSET([.$A$6]; MATCH(2;[.$F$6:.$F$52];0) - 1; 0)" office:value-type="string" office:string-value="#N/A" calcext:value-type="error" table:number-columns-spanned="6" table:number-rows-spanned="1">
            <text:p>#N/A</text:p>
          </table:table-cell>
          <table:covered-table-cell table:style-name="ce12"/>
          <table:covered-table-cell table:style-name="ce32"/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3<text:span text:style-name="T1">rd</text:span> Place</text:p>
          </table:table-cell>
          <table:covered-table-cell table:style-name="ce12"/>
          <table:table-cell table:style-name="ce23" table:formula="of:=OFFSET([.$A$6]; MATCH(3;[.$F$6:.$F$52];0) - 1; 0)" office:value-type="string" office:string-value="#N/A" calcext:value-type="error" table:number-columns-spanned="6" table:number-rows-spanned="1">
            <text:p>#N/A</text:p>
          </table:table-cell>
          <table:covered-table-cell table:style-name="ce12"/>
          <table:covered-table-cell table:style-name="ce32"/>
          <table:covered-table-cell table:number-columns-repeated="3" table:style-name="ce12"/>
          <table:table-cell table:number-columns-repeated="2"/>
        </table:table-row>
        <table:table-row table:style-name="ro2">
          <table:table-cell table:style-name="ce4" table:number-columns-repeated="4"/>
          <table:table-cell table:style-name="ce33"/>
          <table:table-cell table:style-name="ce4" table:number-columns-repeated="3"/>
          <table:table-cell table:number-columns-repeated="2"/>
        </table:table-row>
        <table:table-row table:style-name="ro3">
          <table:table-cell table:style-name="ce5" office:value-type="string" calcext:value-type="string">
            <text:p>Cub</text:p>
          </table:table-cell>
          <table:table-cell table:style-name="ce13" office:value-type="string" calcext:value-type="string">
            <text:p>Track 1 Time</text:p>
          </table:table-cell>
          <table:table-cell table:style-name="ce13" office:value-type="string" calcext:value-type="string">
            <text:p>Track 2 Time</text:p>
          </table:table-cell>
          <table:table-cell table:style-name="ce13" office:value-type="string" calcext:value-type="string">
            <text:p>Track 3 Time</text:p>
          </table:table-cell>
          <table:table-cell table:style-name="ce13" office:value-type="string" calcext:value-type="string">
            <text:p>Avg Time</text:p>
          </table:table-cell>
          <table:table-cell table:style-name="ce13" office:value-type="string" calcext:value-type="string">
            <text:p>Ranking</text:p>
          </table:table-cell>
          <table:table-cell table:style-name="ce13" office:value-type="string" calcext:value-type="string">
            <text:p>Avg Speed (m/s)</text:p>
          </table:table-cell>
          <table:table-cell table:style-name="ce43" office:value-type="string" calcext:value-type="string">
            <text:p>NHRA Speed (km/h)</text:p>
          </table:table-cell>
          <table:table-cell table:number-columns-repeated="2"/>
        </table:table-row>
        <table:table-row table:style-name="ro3">
          <table:table-cell table:style-name="ce6"/>
          <table:table-cell table:style-name="ce14" table:number-columns-repeated="2"/>
          <table:table-cell table:style-name="ce25"/>
          <table:table-cell table:style-name="ce34" table:formula="of:=IF(SUM([.B6:.D6]) = 0; 9999; AVERAGE([.B6:.D6]))" office:value-type="float" office:value="9999" calcext:value-type="float">
            <text:p>9999.00</text:p>
          </table:table-cell>
          <table:table-cell table:style-name="ce37" table:formula="of:=RANK(IF([.E6]=0;10000000;[.E6]);[.$E$6:.$E$52]; 1)" office:value-type="float" office:value="1" calcext:value-type="float">
            <text:p>1</text:p>
          </table:table-cell>
          <table:table-cell table:style-name="ce40" table:formula="of:=[.$B$53]/[.E6]" office:value-type="float" office:value="0.001000100010001" calcext:value-type="float">
            <text:p>0.00</text:p>
          </table:table-cell>
          <table:table-cell table:style-name="ce44" table:formula="of:=[.$B$54]/1000/([.E6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7:.D7]) = 0; 9999; AVERAGE([.B7:.D7]))" office:value-type="float" office:value="9999" calcext:value-type="float">
            <text:p>9999.00</text:p>
          </table:table-cell>
          <table:table-cell table:style-name="ce38" table:formula="of:=RANK(IF([.E7]=0;10000000;[.E7]);[.$E$6:.$E$52]; 1)" office:value-type="float" office:value="1" calcext:value-type="float">
            <text:p>1</text:p>
          </table:table-cell>
          <table:table-cell table:style-name="ce41" table:formula="of:=[.$B$53]/[.E7]" office:value-type="float" office:value="0.001000100010001" calcext:value-type="float">
            <text:p>0.00</text:p>
          </table:table-cell>
          <table:table-cell table:style-name="ce45" table:formula="of:=[.$B$54]/1000/([.E7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8:.D8]) = 0; 9999; AVERAGE([.B8:.D8]))" office:value-type="float" office:value="9999" calcext:value-type="float">
            <text:p>9999.00</text:p>
          </table:table-cell>
          <table:table-cell table:style-name="ce38" table:formula="of:=RANK(IF([.E8]=0;10000000;[.E8]);[.$E$6:.$E$52]; 1)" office:value-type="float" office:value="1" calcext:value-type="float">
            <text:p>1</text:p>
          </table:table-cell>
          <table:table-cell table:style-name="ce41" table:formula="of:=[.$B$53]/[.E8]" office:value-type="float" office:value="0.001000100010001" calcext:value-type="float">
            <text:p>0.00</text:p>
          </table:table-cell>
          <table:table-cell table:style-name="ce45" table:formula="of:=[.$B$54]/1000/([.E8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6" table:number-columns-repeated="2"/>
          <table:table-cell table:style-name="ce27"/>
          <table:table-cell table:style-name="ce35" table:formula="of:=IF(SUM([.B9:.D9]) = 0; 9999; AVERAGE([.B9:.D9]))" office:value-type="float" office:value="9999" calcext:value-type="float">
            <text:p>9999.00</text:p>
          </table:table-cell>
          <table:table-cell table:style-name="ce38" table:formula="of:=RANK(IF([.E9]=0;10000000;[.E9]);[.$E$6:.$E$52]; 1)" office:value-type="float" office:value="1" calcext:value-type="float">
            <text:p>1</text:p>
          </table:table-cell>
          <table:table-cell table:style-name="ce41" table:formula="of:=[.$B$53]/[.E9]" office:value-type="float" office:value="0.001000100010001" calcext:value-type="float">
            <text:p>0.00</text:p>
          </table:table-cell>
          <table:table-cell table:style-name="ce45" table:formula="of:=[.$B$54]/1000/([.E9]/3600)" office:value-type="float" office:value="0.144014401440144" calcext:value-type="float">
            <text:p>0</text:p>
          </table:table-cell>
          <table:table-cell/>
          <table:table-cell table:style-name="ce9"/>
        </table:table-row>
        <table:table-row table:style-name="ro3">
          <table:table-cell table:style-name="ce7"/>
          <table:table-cell table:style-name="ce17" table:number-columns-repeated="2"/>
          <table:table-cell table:style-name="ce28"/>
          <table:table-cell table:style-name="ce35" table:formula="of:=IF(SUM([.B10:.D10]) = 0; 9999; AVERAGE([.B10:.D10]))" office:value-type="float" office:value="9999" calcext:value-type="float">
            <text:p>9999.00</text:p>
          </table:table-cell>
          <table:table-cell table:style-name="ce38" table:formula="of:=RANK(IF([.E10]=0;10000000;[.E10]);[.$E$6:.$E$52]; 1)" office:value-type="float" office:value="1" calcext:value-type="float">
            <text:p>1</text:p>
          </table:table-cell>
          <table:table-cell table:style-name="ce41" table:formula="of:=[.$B$53]/[.E10]" office:value-type="float" office:value="0.001000100010001" calcext:value-type="float">
            <text:p>0.00</text:p>
          </table:table-cell>
          <table:table-cell table:style-name="ce45" table:formula="of:=[.$B$54]/1000/([.E10]/3600)" office:value-type="float" office:value="0.144014401440144" calcext:value-type="float">
            <text:p>0</text:p>
          </table:table-cell>
          <table:table-cell/>
          <table:table-cell table:style-name="ce9"/>
        </table:table-row>
        <table:table-row table:style-name="ro3">
          <table:table-cell table:style-name="ce7"/>
          <table:table-cell table:style-name="ce18" table:number-columns-repeated="2"/>
          <table:table-cell table:style-name="ce29"/>
          <table:table-cell table:style-name="ce35" table:formula="of:=IF(SUM([.B11:.D11]) = 0; 9999; AVERAGE([.B11:.D11]))" office:value-type="float" office:value="9999" calcext:value-type="float">
            <text:p>9999.00</text:p>
          </table:table-cell>
          <table:table-cell table:style-name="ce38" table:formula="of:=RANK(IF([.E11]=0;10000000;[.E11]);[.$E$6:.$E$52]; 1)" office:value-type="float" office:value="1" calcext:value-type="float">
            <text:p>1</text:p>
          </table:table-cell>
          <table:table-cell table:style-name="ce41" table:formula="of:=[.$B$53]/[.E11]" office:value-type="float" office:value="0.001000100010001" calcext:value-type="float">
            <text:p>0.00</text:p>
          </table:table-cell>
          <table:table-cell table:style-name="ce45" table:formula="of:=[.$B$54]/1000/([.E11]/3600)" office:value-type="float" office:value="0.144014401440144" calcext:value-type="float">
            <text:p>0</text:p>
          </table:table-cell>
          <table:table-cell/>
          <table:table-cell table:style-name="ce9"/>
        </table:table-row>
        <table:table-row table:style-name="ro3">
          <table:table-cell table:style-name="ce7"/>
          <table:table-cell table:style-name="ce19" table:number-columns-repeated="2"/>
          <table:table-cell table:style-name="ce30"/>
          <table:table-cell table:style-name="ce35" table:formula="of:=IF(SUM([.B12:.D12]) = 0; 9999; AVERAGE([.B12:.D12]))" office:value-type="float" office:value="9999" calcext:value-type="float">
            <text:p>9999.00</text:p>
          </table:table-cell>
          <table:table-cell table:style-name="ce38" table:formula="of:=RANK(IF([.E12]=0;10000000;[.E12]);[.$E$6:.$E$52]; 1)" office:value-type="float" office:value="1" calcext:value-type="float">
            <text:p>1</text:p>
          </table:table-cell>
          <table:table-cell table:style-name="ce41" table:formula="of:=[.$B$53]/[.E12]" office:value-type="float" office:value="0.001000100010001" calcext:value-type="float">
            <text:p>0.00</text:p>
          </table:table-cell>
          <table:table-cell table:style-name="ce45" table:formula="of:=[.$B$54]/1000/([.E12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13:.D13]) = 0; 9999; AVERAGE([.B13:.D13]))" office:value-type="float" office:value="9999" calcext:value-type="float">
            <text:p>9999.00</text:p>
          </table:table-cell>
          <table:table-cell table:style-name="ce38" table:formula="of:=RANK(IF([.E13]=0;10000000;[.E13]);[.$E$6:.$E$52]; 1)" office:value-type="float" office:value="1" calcext:value-type="float">
            <text:p>1</text:p>
          </table:table-cell>
          <table:table-cell table:style-name="ce41" table:formula="of:=[.$B$53]/[.E13]" office:value-type="float" office:value="0.001000100010001" calcext:value-type="float">
            <text:p>0.00</text:p>
          </table:table-cell>
          <table:table-cell table:style-name="ce45" table:formula="of:=[.$B$54]/1000/([.E13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14:.D14]) = 0; 9999; AVERAGE([.B14:.D14]))" office:value-type="float" office:value="9999" calcext:value-type="float">
            <text:p>9999.00</text:p>
          </table:table-cell>
          <table:table-cell table:style-name="ce38" table:formula="of:=RANK(IF([.E14]=0;10000000;[.E14]);[.$E$6:.$E$52]; 1)" office:value-type="float" office:value="1" calcext:value-type="float">
            <text:p>1</text:p>
          </table:table-cell>
          <table:table-cell table:style-name="ce41" table:formula="of:=[.$B$53]/[.E14]" office:value-type="float" office:value="0.001000100010001" calcext:value-type="float">
            <text:p>0.00</text:p>
          </table:table-cell>
          <table:table-cell table:style-name="ce45" table:formula="of:=[.$B$54]/1000/([.E14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15:.D15]) = 0; 9999; AVERAGE([.B15:.D15]))" office:value-type="float" office:value="9999" calcext:value-type="float">
            <text:p>9999.00</text:p>
          </table:table-cell>
          <table:table-cell table:style-name="ce38" table:formula="of:=RANK(IF([.E15]=0;10000000;[.E15]);[.$E$6:.$E$52]; 1)" office:value-type="float" office:value="1" calcext:value-type="float">
            <text:p>1</text:p>
          </table:table-cell>
          <table:table-cell table:style-name="ce41" table:formula="of:=[.$B$53]/[.E15]" office:value-type="float" office:value="0.001000100010001" calcext:value-type="float">
            <text:p>0.00</text:p>
          </table:table-cell>
          <table:table-cell table:style-name="ce45" table:formula="of:=[.$B$54]/1000/([.E15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16:.D16]) = 0; 9999; AVERAGE([.B16:.D16]))" office:value-type="float" office:value="9999" calcext:value-type="float">
            <text:p>9999.00</text:p>
          </table:table-cell>
          <table:table-cell table:style-name="ce38" table:formula="of:=RANK(IF([.E16]=0;10000000;[.E16]);[.$E$6:.$E$52]; 1)" office:value-type="float" office:value="1" calcext:value-type="float">
            <text:p>1</text:p>
          </table:table-cell>
          <table:table-cell table:style-name="ce41" table:formula="of:=[.$B$53]/[.E16]" office:value-type="float" office:value="0.001000100010001" calcext:value-type="float">
            <text:p>0.00</text:p>
          </table:table-cell>
          <table:table-cell table:style-name="ce45" table:formula="of:=[.$B$54]/1000/([.E16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17:.D17]) = 0; 9999; AVERAGE([.B17:.D17]))" office:value-type="float" office:value="9999" calcext:value-type="float">
            <text:p>9999.00</text:p>
          </table:table-cell>
          <table:table-cell table:style-name="ce38" table:formula="of:=RANK(IF([.E17]=0;10000000;[.E17]);[.$E$6:.$E$52]; 1)" office:value-type="float" office:value="1" calcext:value-type="float">
            <text:p>1</text:p>
          </table:table-cell>
          <table:table-cell table:style-name="ce41" table:formula="of:=[.$B$53]/[.E17]" office:value-type="float" office:value="0.001000100010001" calcext:value-type="float">
            <text:p>0.00</text:p>
          </table:table-cell>
          <table:table-cell table:style-name="ce45" table:formula="of:=[.$B$54]/1000/([.E17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18:.D18]) = 0; 9999; AVERAGE([.B18:.D18]))" office:value-type="float" office:value="9999" calcext:value-type="float">
            <text:p>9999.00</text:p>
          </table:table-cell>
          <table:table-cell table:style-name="ce38" table:formula="of:=RANK(IF([.E18]=0;10000000;[.E18]);[.$E$6:.$E$52]; 1)" office:value-type="float" office:value="1" calcext:value-type="float">
            <text:p>1</text:p>
          </table:table-cell>
          <table:table-cell table:style-name="ce41" table:formula="of:=[.$B$53]/[.E18]" office:value-type="float" office:value="0.001000100010001" calcext:value-type="float">
            <text:p>0.00</text:p>
          </table:table-cell>
          <table:table-cell table:style-name="ce45" table:formula="of:=[.$B$54]/1000/([.E18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19:.D19]) = 0; 9999; AVERAGE([.B19:.D19]))" office:value-type="float" office:value="9999" calcext:value-type="float">
            <text:p>9999.00</text:p>
          </table:table-cell>
          <table:table-cell table:style-name="ce38" table:formula="of:=RANK(IF([.E19]=0;10000000;[.E19]);[.$E$6:.$E$52]; 1)" office:value-type="float" office:value="1" calcext:value-type="float">
            <text:p>1</text:p>
          </table:table-cell>
          <table:table-cell table:style-name="ce41" table:formula="of:=[.$B$53]/[.E19]" office:value-type="float" office:value="0.001000100010001" calcext:value-type="float">
            <text:p>0.00</text:p>
          </table:table-cell>
          <table:table-cell table:style-name="ce45" table:formula="of:=[.$B$54]/1000/([.E19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20:.D20]) = 0; 9999; AVERAGE([.B20:.D20]))" office:value-type="float" office:value="9999" calcext:value-type="float">
            <text:p>9999.00</text:p>
          </table:table-cell>
          <table:table-cell table:style-name="ce38" table:formula="of:=RANK(IF([.E20]=0;10000000;[.E20]);[.$E$6:.$E$52]; 1)" office:value-type="float" office:value="1" calcext:value-type="float">
            <text:p>1</text:p>
          </table:table-cell>
          <table:table-cell table:style-name="ce41" table:formula="of:=[.$B$53]/[.E20]" office:value-type="float" office:value="0.001000100010001" calcext:value-type="float">
            <text:p>0.00</text:p>
          </table:table-cell>
          <table:table-cell table:style-name="ce45" table:formula="of:=[.$B$54]/1000/([.E20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21:.D21]) = 0; 9999; AVERAGE([.B21:.D21]))" office:value-type="float" office:value="9999" calcext:value-type="float">
            <text:p>9999.00</text:p>
          </table:table-cell>
          <table:table-cell table:style-name="ce38" table:formula="of:=RANK(IF([.E21]=0;10000000;[.E21]);[.$E$6:.$E$52]; 1)" office:value-type="float" office:value="1" calcext:value-type="float">
            <text:p>1</text:p>
          </table:table-cell>
          <table:table-cell table:style-name="ce41" table:formula="of:=[.$B$53]/[.E21]" office:value-type="float" office:value="0.001000100010001" calcext:value-type="float">
            <text:p>0.00</text:p>
          </table:table-cell>
          <table:table-cell table:style-name="ce45" table:formula="of:=[.$B$54]/1000/([.E21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22:.D22]) = 0; 9999; AVERAGE([.B22:.D22]))" office:value-type="float" office:value="9999" calcext:value-type="float">
            <text:p>9999.00</text:p>
          </table:table-cell>
          <table:table-cell table:style-name="ce38" table:formula="of:=RANK(IF([.E22]=0;10000000;[.E22]);[.$E$6:.$E$52]; 1)" office:value-type="float" office:value="1" calcext:value-type="float">
            <text:p>1</text:p>
          </table:table-cell>
          <table:table-cell table:style-name="ce41" table:formula="of:=[.$B$53]/[.E22]" office:value-type="float" office:value="0.001000100010001" calcext:value-type="float">
            <text:p>0.00</text:p>
          </table:table-cell>
          <table:table-cell table:style-name="ce45" table:formula="of:=[.$B$54]/1000/([.E22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23:.D23]) = 0; 9999; AVERAGE([.B23:.D23]))" office:value-type="float" office:value="9999" calcext:value-type="float">
            <text:p>9999.00</text:p>
          </table:table-cell>
          <table:table-cell table:style-name="ce38" table:formula="of:=RANK(IF([.E23]=0;10000000;[.E23]);[.$E$6:.$E$52]; 1)" office:value-type="float" office:value="1" calcext:value-type="float">
            <text:p>1</text:p>
          </table:table-cell>
          <table:table-cell table:style-name="ce41" table:formula="of:=[.$B$53]/[.E23]" office:value-type="float" office:value="0.001000100010001" calcext:value-type="float">
            <text:p>0.00</text:p>
          </table:table-cell>
          <table:table-cell table:style-name="ce45" table:formula="of:=[.$B$54]/1000/([.E23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24:.D24]) = 0; 9999; AVERAGE([.B24:.D24]))" office:value-type="float" office:value="9999" calcext:value-type="float">
            <text:p>9999.00</text:p>
          </table:table-cell>
          <table:table-cell table:style-name="ce38" table:formula="of:=RANK(IF([.E24]=0;10000000;[.E24]);[.$E$6:.$E$52]; 1)" office:value-type="float" office:value="1" calcext:value-type="float">
            <text:p>1</text:p>
          </table:table-cell>
          <table:table-cell table:style-name="ce41" table:formula="of:=[.$B$53]/[.E24]" office:value-type="float" office:value="0.001000100010001" calcext:value-type="float">
            <text:p>0.00</text:p>
          </table:table-cell>
          <table:table-cell table:style-name="ce45" table:formula="of:=[.$B$54]/1000/([.E24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25:.D25]) = 0; 9999; AVERAGE([.B25:.D25]))" office:value-type="float" office:value="9999" calcext:value-type="float">
            <text:p>9999.00</text:p>
          </table:table-cell>
          <table:table-cell table:style-name="ce38" table:formula="of:=RANK(IF([.E25]=0;10000000;[.E25]);[.$E$6:.$E$52]; 1)" office:value-type="float" office:value="1" calcext:value-type="float">
            <text:p>1</text:p>
          </table:table-cell>
          <table:table-cell table:style-name="ce41" table:formula="of:=[.$B$53]/[.E25]" office:value-type="float" office:value="0.001000100010001" calcext:value-type="float">
            <text:p>0.00</text:p>
          </table:table-cell>
          <table:table-cell table:style-name="ce45" table:formula="of:=[.$B$54]/1000/([.E25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26:.D26]) = 0; 9999; AVERAGE([.B26:.D26]))" office:value-type="float" office:value="9999" calcext:value-type="float">
            <text:p>9999.00</text:p>
          </table:table-cell>
          <table:table-cell table:style-name="ce38" table:formula="of:=RANK(IF([.E26]=0;10000000;[.E26]);[.$E$6:.$E$52]; 1)" office:value-type="float" office:value="1" calcext:value-type="float">
            <text:p>1</text:p>
          </table:table-cell>
          <table:table-cell table:style-name="ce41" table:formula="of:=[.$B$53]/[.E26]" office:value-type="float" office:value="0.001000100010001" calcext:value-type="float">
            <text:p>0.00</text:p>
          </table:table-cell>
          <table:table-cell table:style-name="ce45" table:formula="of:=[.$B$54]/1000/([.E26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27:.D27]) = 0; 9999; AVERAGE([.B27:.D27]))" office:value-type="float" office:value="9999" calcext:value-type="float">
            <text:p>9999.00</text:p>
          </table:table-cell>
          <table:table-cell table:style-name="ce38" table:formula="of:=RANK(IF([.E27]=0;10000000;[.E27]);[.$E$6:.$E$52]; 1)" office:value-type="float" office:value="1" calcext:value-type="float">
            <text:p>1</text:p>
          </table:table-cell>
          <table:table-cell table:style-name="ce41" table:formula="of:=[.$B$53]/[.E27]" office:value-type="float" office:value="0.001000100010001" calcext:value-type="float">
            <text:p>0.00</text:p>
          </table:table-cell>
          <table:table-cell table:style-name="ce45" table:formula="of:=[.$B$54]/1000/([.E27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28:.D28]) = 0; 9999; AVERAGE([.B28:.D28]))" office:value-type="float" office:value="9999" calcext:value-type="float">
            <text:p>9999.00</text:p>
          </table:table-cell>
          <table:table-cell table:style-name="ce38" table:formula="of:=RANK(IF([.E28]=0;10000000;[.E28]);[.$E$6:.$E$52]; 1)" office:value-type="float" office:value="1" calcext:value-type="float">
            <text:p>1</text:p>
          </table:table-cell>
          <table:table-cell table:style-name="ce41" table:formula="of:=[.$B$53]/[.E28]" office:value-type="float" office:value="0.001000100010001" calcext:value-type="float">
            <text:p>0.00</text:p>
          </table:table-cell>
          <table:table-cell table:style-name="ce45" table:formula="of:=[.$B$54]/1000/([.E28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29:.D29]) = 0; 9999; AVERAGE([.B29:.D29]))" office:value-type="float" office:value="9999" calcext:value-type="float">
            <text:p>9999.00</text:p>
          </table:table-cell>
          <table:table-cell table:style-name="ce38" table:formula="of:=RANK(IF([.E29]=0;10000000;[.E29]);[.$E$6:.$E$52]; 1)" office:value-type="float" office:value="1" calcext:value-type="float">
            <text:p>1</text:p>
          </table:table-cell>
          <table:table-cell table:style-name="ce41" table:formula="of:=[.$B$53]/[.E29]" office:value-type="float" office:value="0.001000100010001" calcext:value-type="float">
            <text:p>0.00</text:p>
          </table:table-cell>
          <table:table-cell table:style-name="ce45" table:formula="of:=[.$B$54]/1000/([.E29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30:.D30]) = 0; 9999; AVERAGE([.B30:.D30]))" office:value-type="float" office:value="9999" calcext:value-type="float">
            <text:p>9999.00</text:p>
          </table:table-cell>
          <table:table-cell table:style-name="ce38" table:formula="of:=RANK(IF([.E30]=0;10000000;[.E30]);[.$E$6:.$E$52]; 1)" office:value-type="float" office:value="1" calcext:value-type="float">
            <text:p>1</text:p>
          </table:table-cell>
          <table:table-cell table:style-name="ce41" table:formula="of:=[.$B$53]/[.E30]" office:value-type="float" office:value="0.001000100010001" calcext:value-type="float">
            <text:p>0.00</text:p>
          </table:table-cell>
          <table:table-cell table:style-name="ce45" table:formula="of:=[.$B$54]/1000/([.E30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31:.D31]) = 0; 9999; AVERAGE([.B31:.D31]))" office:value-type="float" office:value="9999" calcext:value-type="float">
            <text:p>9999.00</text:p>
          </table:table-cell>
          <table:table-cell table:style-name="ce38" table:formula="of:=RANK(IF([.E31]=0;10000000;[.E31]);[.$E$6:.$E$52]; 1)" office:value-type="float" office:value="1" calcext:value-type="float">
            <text:p>1</text:p>
          </table:table-cell>
          <table:table-cell table:style-name="ce41" table:formula="of:=[.$B$53]/[.E31]" office:value-type="float" office:value="0.001000100010001" calcext:value-type="float">
            <text:p>0.00</text:p>
          </table:table-cell>
          <table:table-cell table:style-name="ce45" table:formula="of:=[.$B$54]/1000/([.E31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32:.D32]) = 0; 9999; AVERAGE([.B32:.D32]))" office:value-type="float" office:value="9999" calcext:value-type="float">
            <text:p>9999.00</text:p>
          </table:table-cell>
          <table:table-cell table:style-name="ce38" table:formula="of:=RANK(IF([.E32]=0;10000000;[.E32]);[.$E$6:.$E$52]; 1)" office:value-type="float" office:value="1" calcext:value-type="float">
            <text:p>1</text:p>
          </table:table-cell>
          <table:table-cell table:style-name="ce41" table:formula="of:=[.$B$53]/[.E32]" office:value-type="float" office:value="0.001000100010001" calcext:value-type="float">
            <text:p>0.00</text:p>
          </table:table-cell>
          <table:table-cell table:style-name="ce45" table:formula="of:=[.$B$54]/1000/([.E32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33:.D33]) = 0; 9999; AVERAGE([.B33:.D33]))" office:value-type="float" office:value="9999" calcext:value-type="float">
            <text:p>9999.00</text:p>
          </table:table-cell>
          <table:table-cell table:style-name="ce38" table:formula="of:=RANK(IF([.E33]=0;10000000;[.E33]);[.$E$6:.$E$52]; 1)" office:value-type="float" office:value="1" calcext:value-type="float">
            <text:p>1</text:p>
          </table:table-cell>
          <table:table-cell table:style-name="ce41" table:formula="of:=[.$B$53]/[.E33]" office:value-type="float" office:value="0.001000100010001" calcext:value-type="float">
            <text:p>0.00</text:p>
          </table:table-cell>
          <table:table-cell table:style-name="ce45" table:formula="of:=[.$B$54]/1000/([.E33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34:.D34]) = 0; 9999; AVERAGE([.B34:.D34]))" office:value-type="float" office:value="9999" calcext:value-type="float">
            <text:p>9999.00</text:p>
          </table:table-cell>
          <table:table-cell table:style-name="ce38" table:formula="of:=RANK(IF([.E34]=0;10000000;[.E34]);[.$E$6:.$E$52]; 1)" office:value-type="float" office:value="1" calcext:value-type="float">
            <text:p>1</text:p>
          </table:table-cell>
          <table:table-cell table:style-name="ce41" table:formula="of:=[.$B$53]/[.E34]" office:value-type="float" office:value="0.001000100010001" calcext:value-type="float">
            <text:p>0.00</text:p>
          </table:table-cell>
          <table:table-cell table:style-name="ce45" table:formula="of:=[.$B$54]/1000/([.E34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35:.D35]) = 0; 9999; AVERAGE([.B35:.D35]))" office:value-type="float" office:value="9999" calcext:value-type="float">
            <text:p>9999.00</text:p>
          </table:table-cell>
          <table:table-cell table:style-name="ce38" table:formula="of:=RANK(IF([.E35]=0;10000000;[.E35]);[.$E$6:.$E$52]; 1)" office:value-type="float" office:value="1" calcext:value-type="float">
            <text:p>1</text:p>
          </table:table-cell>
          <table:table-cell table:style-name="ce41" table:formula="of:=[.$B$53]/[.E35]" office:value-type="float" office:value="0.001000100010001" calcext:value-type="float">
            <text:p>0.00</text:p>
          </table:table-cell>
          <table:table-cell table:style-name="ce45" table:formula="of:=[.$B$54]/1000/([.E35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36:.D36]) = 0; 9999; AVERAGE([.B36:.D36]))" office:value-type="float" office:value="9999" calcext:value-type="float">
            <text:p>9999.00</text:p>
          </table:table-cell>
          <table:table-cell table:style-name="ce38" table:formula="of:=RANK(IF([.E36]=0;10000000;[.E36]);[.$E$6:.$E$52]; 1)" office:value-type="float" office:value="1" calcext:value-type="float">
            <text:p>1</text:p>
          </table:table-cell>
          <table:table-cell table:style-name="ce41" table:formula="of:=[.$B$53]/[.E36]" office:value-type="float" office:value="0.001000100010001" calcext:value-type="float">
            <text:p>0.00</text:p>
          </table:table-cell>
          <table:table-cell table:style-name="ce45" table:formula="of:=[.$B$54]/1000/([.E36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37:.D37]) = 0; 9999; AVERAGE([.B37:.D37]))" office:value-type="float" office:value="9999" calcext:value-type="float">
            <text:p>9999.00</text:p>
          </table:table-cell>
          <table:table-cell table:style-name="ce38" table:formula="of:=RANK(IF([.E37]=0;10000000;[.E37]);[.$E$6:.$E$52]; 1)" office:value-type="float" office:value="1" calcext:value-type="float">
            <text:p>1</text:p>
          </table:table-cell>
          <table:table-cell table:style-name="ce41" table:formula="of:=[.$B$53]/[.E37]" office:value-type="float" office:value="0.001000100010001" calcext:value-type="float">
            <text:p>0.00</text:p>
          </table:table-cell>
          <table:table-cell table:style-name="ce45" table:formula="of:=[.$B$54]/1000/([.E37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38:.D38]) = 0; 9999; AVERAGE([.B38:.D38]))" office:value-type="float" office:value="9999" calcext:value-type="float">
            <text:p>9999.00</text:p>
          </table:table-cell>
          <table:table-cell table:style-name="ce38" table:formula="of:=RANK(IF([.E38]=0;10000000;[.E38]);[.$E$6:.$E$52]; 1)" office:value-type="float" office:value="1" calcext:value-type="float">
            <text:p>1</text:p>
          </table:table-cell>
          <table:table-cell table:style-name="ce41" table:formula="of:=[.$B$53]/[.E38]" office:value-type="float" office:value="0.001000100010001" calcext:value-type="float">
            <text:p>0.00</text:p>
          </table:table-cell>
          <table:table-cell table:style-name="ce45" table:formula="of:=[.$B$54]/1000/([.E38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39:.D39]) = 0; 9999; AVERAGE([.B39:.D39]))" office:value-type="float" office:value="9999" calcext:value-type="float">
            <text:p>9999.00</text:p>
          </table:table-cell>
          <table:table-cell table:style-name="ce38" table:formula="of:=RANK(IF([.E39]=0;10000000;[.E39]);[.$E$6:.$E$52]; 1)" office:value-type="float" office:value="1" calcext:value-type="float">
            <text:p>1</text:p>
          </table:table-cell>
          <table:table-cell table:style-name="ce41" table:formula="of:=[.$B$53]/[.E39]" office:value-type="float" office:value="0.001000100010001" calcext:value-type="float">
            <text:p>0.00</text:p>
          </table:table-cell>
          <table:table-cell table:style-name="ce45" table:formula="of:=[.$B$54]/1000/([.E39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40:.D40]) = 0; 9999; AVERAGE([.B40:.D40]))" office:value-type="float" office:value="9999" calcext:value-type="float">
            <text:p>9999.00</text:p>
          </table:table-cell>
          <table:table-cell table:style-name="ce38" table:formula="of:=RANK(IF([.E40]=0;10000000;[.E40]);[.$E$6:.$E$52]; 1)" office:value-type="float" office:value="1" calcext:value-type="float">
            <text:p>1</text:p>
          </table:table-cell>
          <table:table-cell table:style-name="ce41" table:formula="of:=[.$B$53]/[.E40]" office:value-type="float" office:value="0.001000100010001" calcext:value-type="float">
            <text:p>0.00</text:p>
          </table:table-cell>
          <table:table-cell table:style-name="ce45" table:formula="of:=[.$B$54]/1000/([.E40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41:.D41]) = 0; 9999; AVERAGE([.B41:.D41]))" office:value-type="float" office:value="9999" calcext:value-type="float">
            <text:p>9999.00</text:p>
          </table:table-cell>
          <table:table-cell table:style-name="ce38" table:formula="of:=RANK(IF([.E41]=0;10000000;[.E41]);[.$E$6:.$E$52]; 1)" office:value-type="float" office:value="1" calcext:value-type="float">
            <text:p>1</text:p>
          </table:table-cell>
          <table:table-cell table:style-name="ce41" table:formula="of:=[.$B$53]/[.E41]" office:value-type="float" office:value="0.001000100010001" calcext:value-type="float">
            <text:p>0.00</text:p>
          </table:table-cell>
          <table:table-cell table:style-name="ce45" table:formula="of:=[.$B$54]/1000/([.E41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42:.D42]) = 0; 9999; AVERAGE([.B42:.D42]))" office:value-type="float" office:value="9999" calcext:value-type="float">
            <text:p>9999.00</text:p>
          </table:table-cell>
          <table:table-cell table:style-name="ce38" table:formula="of:=RANK(IF([.E42]=0;10000000;[.E42]);[.$E$6:.$E$52]; 1)" office:value-type="float" office:value="1" calcext:value-type="float">
            <text:p>1</text:p>
          </table:table-cell>
          <table:table-cell table:style-name="ce41" table:formula="of:=[.$B$53]/[.E42]" office:value-type="float" office:value="0.001000100010001" calcext:value-type="float">
            <text:p>0.00</text:p>
          </table:table-cell>
          <table:table-cell table:style-name="ce45" table:formula="of:=[.$B$54]/1000/([.E42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43:.D43]) = 0; 9999; AVERAGE([.B43:.D43]))" office:value-type="float" office:value="9999" calcext:value-type="float">
            <text:p>9999.00</text:p>
          </table:table-cell>
          <table:table-cell table:style-name="ce38" table:formula="of:=RANK(IF([.E43]=0;10000000;[.E43]);[.$E$6:.$E$52]; 1)" office:value-type="float" office:value="1" calcext:value-type="float">
            <text:p>1</text:p>
          </table:table-cell>
          <table:table-cell table:style-name="ce41" table:formula="of:=[.$B$53]/[.E43]" office:value-type="float" office:value="0.001000100010001" calcext:value-type="float">
            <text:p>0.00</text:p>
          </table:table-cell>
          <table:table-cell table:style-name="ce45" table:formula="of:=[.$B$54]/1000/([.E43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44:.D44]) = 0; 9999; AVERAGE([.B44:.D44]))" office:value-type="float" office:value="9999" calcext:value-type="float">
            <text:p>9999.00</text:p>
          </table:table-cell>
          <table:table-cell table:style-name="ce38" table:formula="of:=RANK(IF([.E44]=0;10000000;[.E44]);[.$E$6:.$E$52]; 1)" office:value-type="float" office:value="1" calcext:value-type="float">
            <text:p>1</text:p>
          </table:table-cell>
          <table:table-cell table:style-name="ce41" table:formula="of:=[.$B$53]/[.E44]" office:value-type="float" office:value="0.001000100010001" calcext:value-type="float">
            <text:p>0.00</text:p>
          </table:table-cell>
          <table:table-cell table:style-name="ce45" table:formula="of:=[.$B$54]/1000/([.E44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45:.D45]) = 0; 9999; AVERAGE([.B45:.D45]))" office:value-type="float" office:value="9999" calcext:value-type="float">
            <text:p>9999.00</text:p>
          </table:table-cell>
          <table:table-cell table:style-name="ce38" table:formula="of:=RANK(IF([.E45]=0;10000000;[.E45]);[.$E$6:.$E$52]; 1)" office:value-type="float" office:value="1" calcext:value-type="float">
            <text:p>1</text:p>
          </table:table-cell>
          <table:table-cell table:style-name="ce41" table:formula="of:=[.$B$53]/[.E45]" office:value-type="float" office:value="0.001000100010001" calcext:value-type="float">
            <text:p>0.00</text:p>
          </table:table-cell>
          <table:table-cell table:style-name="ce45" table:formula="of:=[.$B$54]/1000/([.E45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46:.D46]) = 0; 9999; AVERAGE([.B46:.D46]))" office:value-type="float" office:value="9999" calcext:value-type="float">
            <text:p>9999.00</text:p>
          </table:table-cell>
          <table:table-cell table:style-name="ce38" table:formula="of:=RANK(IF([.E46]=0;10000000;[.E46]);[.$E$6:.$E$52]; 1)" office:value-type="float" office:value="1" calcext:value-type="float">
            <text:p>1</text:p>
          </table:table-cell>
          <table:table-cell table:style-name="ce41" table:formula="of:=[.$B$53]/[.E46]" office:value-type="float" office:value="0.001000100010001" calcext:value-type="float">
            <text:p>0.00</text:p>
          </table:table-cell>
          <table:table-cell table:style-name="ce45" table:formula="of:=[.$B$54]/1000/([.E46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47:.D47]) = 0; 9999; AVERAGE([.B47:.D47]))" office:value-type="float" office:value="9999" calcext:value-type="float">
            <text:p>9999.00</text:p>
          </table:table-cell>
          <table:table-cell table:style-name="ce38" table:formula="of:=RANK(IF([.E47]=0;10000000;[.E47]);[.$E$6:.$E$52]; 1)" office:value-type="float" office:value="1" calcext:value-type="float">
            <text:p>1</text:p>
          </table:table-cell>
          <table:table-cell table:style-name="ce41" table:formula="of:=[.$B$53]/[.E47]" office:value-type="float" office:value="0.001000100010001" calcext:value-type="float">
            <text:p>0.00</text:p>
          </table:table-cell>
          <table:table-cell table:style-name="ce45" table:formula="of:=[.$B$54]/1000/([.E47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48:.D48]) = 0; 9999; AVERAGE([.B48:.D48]))" office:value-type="float" office:value="9999" calcext:value-type="float">
            <text:p>9999.00</text:p>
          </table:table-cell>
          <table:table-cell table:style-name="ce38" table:formula="of:=RANK(IF([.E48]=0;10000000;[.E48]);[.$E$6:.$E$52]; 1)" office:value-type="float" office:value="1" calcext:value-type="float">
            <text:p>1</text:p>
          </table:table-cell>
          <table:table-cell table:style-name="ce41" table:formula="of:=[.$B$53]/[.E48]" office:value-type="float" office:value="0.001000100010001" calcext:value-type="float">
            <text:p>0.00</text:p>
          </table:table-cell>
          <table:table-cell table:style-name="ce45" table:formula="of:=[.$B$54]/1000/([.E48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35" table:formula="of:=IF(SUM([.B49:.D49]) = 0; 9999; AVERAGE([.B49:.D49]))" office:value-type="float" office:value="9999" calcext:value-type="float">
            <text:p>9999.00</text:p>
          </table:table-cell>
          <table:table-cell table:style-name="ce38" table:formula="of:=RANK(IF([.E49]=0;10000000;[.E49]);[.$E$6:.$E$52]; 1)" office:value-type="float" office:value="1" calcext:value-type="float">
            <text:p>1</text:p>
          </table:table-cell>
          <table:table-cell table:style-name="ce41" table:formula="of:=[.$B$53]/[.E49]" office:value-type="float" office:value="0.001000100010001" calcext:value-type="float">
            <text:p>0.00</text:p>
          </table:table-cell>
          <table:table-cell table:style-name="ce45" table:formula="of:=[.$B$54]/1000/([.E49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8"/>
          <table:table-cell table:style-name="ce20" table:number-columns-repeated="2"/>
          <table:table-cell table:style-name="ce31"/>
          <table:table-cell table:style-name="ce36" table:formula="of:=IF(SUM([.B50:.D50]) = 0; 9999; AVERAGE([.B50:.D50]))" office:value-type="float" office:value="9999" calcext:value-type="float">
            <text:p>9999.00</text:p>
          </table:table-cell>
          <table:table-cell table:style-name="ce39" table:formula="of:=RANK(IF([.E50]=0;10000000;[.E50]);[.$E$6:.$E$52]; 1)" office:value-type="float" office:value="1" calcext:value-type="float">
            <text:p>1</text:p>
          </table:table-cell>
          <table:table-cell table:style-name="ce42" table:formula="of:=[.$B$53]/[.E50]" office:value-type="float" office:value="0.001000100010001" calcext:value-type="float">
            <text:p>0.00</text:p>
          </table:table-cell>
          <table:table-cell table:style-name="ce46" table:formula="of:=[.$B$54]/1000/([.E50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3">
          <table:table-cell table:style-name="ce9" office:value-type="string" calcext:value-type="string">
            <text:p>Configuration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3">
          <table:table-cell table:style-name="ce10" office:value-type="string" calcext:value-type="string">
            <text:p>Track Length:</text:p>
          </table:table-cell>
          <table:table-cell office:value-type="float" office:value="10" calcext:value-type="float">
            <text:p>10</text:p>
          </table:table-cell>
          <table:table-cell table:style-name="ce24"/>
          <table:table-cell table:style-name="Default"/>
          <table:table-cell table:number-columns-repeated="6"/>
        </table:table-row>
        <table:table-row table:style-name="ro3">
          <table:table-cell table:style-name="ce10" office:value-type="string" calcext:value-type="string">
            <text:p>NHRA Length:</text:p>
          </table:table-cell>
          <table:table-cell office:value-type="float" office:value="400" calcext:value-type="float">
            <text:p>400</text:p>
          </table:table-cell>
          <table:table-cell table:style-name="ce24"/>
          <table:table-cell table:style-name="Default"/>
          <table:table-cell table:number-columns-repeated="6"/>
        </table:table-row>
        <table:table-row table:style-name="ro4" table:number-rows-repeated="1048521">
          <table:table-cell table:number-columns-repeated="10"/>
        </table:table-row>
        <table:table-row table:style-name="ro4">
          <table:table-cell table:number-columns-repeated="10"/>
        </table:table-row>
        <calcext:conditional-formats>
          <calcext:conditional-format calcext:target-range-address="Sheet1.A6:Sheet1.H8 Sheet1.A13:Sheet1.H50 Sheet1.A9:Sheet1.A12 Sheet1.E9:Sheet1.H12">
            <calcext:condition calcext:apply-style-name="Red Background" calcext:value="formula-is(AND([.$F6]=1; [.$E6] &lt; 9999))" calcext:base-cell-address="Sheet1.A6"/>
            <calcext:condition calcext:apply-style-name="Blue Background" calcext:value="formula-is(AND([.$F6]=2; [.$E6] &lt; 9999))" calcext:base-cell-address="Sheet1.A6"/>
            <calcext:condition calcext:apply-style-name="Yellow Background" calcext:value="formula-is(AND([.$F6]=3; [.$E6] &lt; 9999))" calcext:base-cell-address="Sheet1.A6"/>
          </calcext:conditional-format>
          <calcext:conditional-format calcext:target-range-address="Sheet1.E6:Sheet1.H50">
            <calcext:condition calcext:apply-style-name="Blank Text" calcext:value="formula-is(ISBLANK([.$A6]))" calcext:base-cell-address="Sheet1.E6"/>
            <calcext:condition calcext:apply-style-name="Gray Background" calcext:value="formula-is(NOT(ISBLANK([.$A6])))" calcext:base-cell-address="Sheet1.E6"/>
          </calcext:conditional-format>
          <calcext:conditional-format calcext:target-range-address="Sheet1.B9:Sheet1.D9">
            <calcext:condition calcext:apply-style-name="Red Background" calcext:value="formula-is(AND([.$F9]=1; [.$E9] &lt; 9999))" calcext:base-cell-address="Sheet1.B9"/>
            <calcext:condition calcext:apply-style-name="Blue Background" calcext:value="formula-is(AND([.$F9]=2; [.$E9] &lt; 9999))" calcext:base-cell-address="Sheet1.B9"/>
            <calcext:condition calcext:apply-style-name="Yellow Background" calcext:value="formula-is(AND([.$F9]=3; [.$E9] &lt; 9999))" calcext:base-cell-address="Sheet1.B9"/>
          </calcext:conditional-format>
          <calcext:conditional-format calcext:target-range-address="Sheet1.B10:Sheet1.D10">
            <calcext:condition calcext:apply-style-name="Red Background" calcext:value="formula-is(AND([.$F10]=1; [.$E10] &lt; 9999))" calcext:base-cell-address="Sheet1.B10"/>
            <calcext:condition calcext:apply-style-name="Blue Background" calcext:value="formula-is(AND([.$F10]=2; [.$E10] &lt; 9999))" calcext:base-cell-address="Sheet1.B10"/>
            <calcext:condition calcext:apply-style-name="Yellow Background" calcext:value="formula-is(AND([.$F10]=3; [.$E10] &lt; 9999))" calcext:base-cell-address="Sheet1.B10"/>
          </calcext:conditional-format>
          <calcext:conditional-format calcext:target-range-address="Sheet1.B11:Sheet1.D11">
            <calcext:condition calcext:apply-style-name="Red Background" calcext:value="formula-is(AND([.$F11]=1; [.$E11] &lt; 9999))" calcext:base-cell-address="Sheet1.B11"/>
            <calcext:condition calcext:apply-style-name="Blue Background" calcext:value="formula-is(AND([.$F11]=2; [.$E11] &lt; 9999))" calcext:base-cell-address="Sheet1.B11"/>
            <calcext:condition calcext:apply-style-name="Yellow Background" calcext:value="formula-is(AND([.$F11]=3; [.$E11] &lt; 9999))" calcext:base-cell-address="Sheet1.B11"/>
          </calcext:conditional-format>
          <calcext:conditional-format calcext:target-range-address="Sheet1.B12:Sheet1.D12">
            <calcext:condition calcext:apply-style-name="Red Background" calcext:value="formula-is(AND([.$F12]=1; [.$E12] &lt; 9999))" calcext:base-cell-address="Sheet1.B12"/>
            <calcext:condition calcext:apply-style-name="Blue Background" calcext:value="formula-is(AND([.$F12]=2; [.$E12] &lt; 9999))" calcext:base-cell-address="Sheet1.B12"/>
            <calcext:condition calcext:apply-style-name="Yellow Background" calcext:value="formula-is(AND([.$F12]=3; [.$E12] &lt; 9999))" calcext:base-cell-address="Sheet1.B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nk_20_Text" style:display-name="Blank Text" style:family="table-cell" style:parent-style-name="Default" style:data-style-name="N99">
      <style:table-cell-properties fo:background-color="#eeeeee"/>
      <style:text-properties fo:color="#eeeeee"/>
    </style:style>
    <style:style style:name="Blue_20_Background" style:display-name="Blue Background" style:family="table-cell" style:parent-style-name="Default">
      <style:table-cell-properties fo:background-color="#83caff"/>
    </style:style>
    <style:style style:name="Yellow_20_Background" style:display-name="Yellow Background" style:family="table-cell" style:parent-style-name="Default">
      <style:table-cell-properties fo:background-color="#ffff99"/>
    </style:style>
    <style:style style:name="Red_20_Background" style:display-name="Red Background" style:family="table-cell" style:parent-style-name="Default">
      <style:table-cell-properties fo:background-color="#ff8080"/>
    </style:style>
    <style:style style:name="Gray_20_Background" style:display-name="Gray Background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00-00-00</text:date>, <text:time style:data-style-name="N2" text:time-value="0000-00-00T00:00:01.659165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Olson</meta:initial-creator>
    <meta:creation-date>2015-04-26T19:55:13.307821044</meta:creation-date>
    <dc:date>2015-04-27T14:40:42.986910000</dc:date>
    <meta:editing-duration>PT1H41S</meta:editing-duration>
    <meta:editing-cycles>7</meta:editing-cycles>
    <meta:generator>LibreOffice/4.1.3.2$MacOSX_x86 LibreOffice_project/70feb7d99726f064edab4605a8ab840c50ec57a</meta:generator>
    <meta:document-statistic meta:table-count="1" meta:cell-count="199" meta:object-count="0"/>
  </office:meta>
</office:document-meta>
</file>